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Dot_20_4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2" style:family="graphic" style:parent-style-name="standard">
      <style:graphic-properties draw:stroke="solid" draw:stroke-dash="Dash_20_Dot_20_4" svg:stroke-width="0.051cm" svg:stroke-color="#808080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  <style:paragraph-properties style:writing-mode="lr-tb"/>
    </style:style>
    <style:style style:name="gr3" style:family="graphic" style:parent-style-name="standard">
      <style:graphic-properties draw:stroke="solid" draw:stroke-dash="Dash_20_Dot_20_4" svg:stroke-width="0.051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4" style:family="graphic" style:parent-style-name="standard">
      <style:graphic-properties draw:stroke="solid" draw:stroke-dash="Dash_20_Dot_20_4" svg:stroke-width="0.152cm" svg:stroke-color="#000000" draw:marker-start="" draw:marker-start-width="0.427cm" draw:marker-start-center="false" draw:marker-end="" draw:marker-end-width="0.427cm" draw:marker-end-center="false" draw:fill="none" draw:fill-color="#cfe7f5" draw:textarea-horizontal-align="justify" draw:textarea-vertical-align="middle" fo:padding-top="0.199cm" fo:padding-bottom="0.199cm" fo:padding-left="0.325cm" fo:padding-right="0.325cm" fo:wrap-option="wrap" draw:shadow="hidden" draw:shadow-offset-x="0.199cm" draw:shadow-offset-y="0.199cm" draw:shadow-color="#808080"/>
    </style:style>
    <style:style style:name="gr5" style:family="graphic" style:parent-style-name="standard">
      <style:graphic-properties draw:stroke="solid" draw:stroke-dash="Dash_20_Dot_20_4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6" style:family="graphic" style:parent-style-name="standard">
      <style:graphic-properties draw:stroke="solid" draw:stroke-dash="Dash_20_Dot_20_4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7" style:family="graphic" style:parent-style-name="standard">
      <style:graphic-properties draw:stroke="solid" draw:stroke-dash="Dash_20_Dot_20_4" svg:stroke-width="0cm" svg:stroke-color="#000000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hape 1">
          <draw:g>
            <draw:rect draw:style-name="gr1" draw:text-style-name="P1" draw:layer="layout" svg:width="1.229cm" svg:height="1.23cm" draw:transform="rotate (-1.5707963267949) translate (14.652cm 11.766cm)">
              <text:p/>
            </draw:rect>
            <draw:rect draw:style-name="gr1" draw:text-style-name="P1" draw:layer="layout" svg:width="1.23cm" svg:height="1.23cm" draw:transform="rotate (-1.5707963267949) translate (14.652cm 12.988cm)">
              <text:p/>
            </draw:rect>
            <draw:rect draw:style-name="gr1" draw:text-style-name="P1" draw:layer="layout" svg:width="1.23cm" svg:height="1.23cm" draw:transform="rotate (-1.5707963267949) translate (14.652cm 14.221cm)">
              <text:p/>
            </draw:rect>
            <draw:rect draw:style-name="gr1" draw:text-style-name="P1" draw:layer="layout" svg:width="1.23cm" svg:height="1.23cm" draw:transform="rotate (-1.5707963267949) translate (14.652cm 15.443cm)">
              <text:p/>
            </draw:rect>
            <draw:rect draw:style-name="gr1" draw:text-style-name="P1" draw:layer="layout" svg:width="1.23cm" svg:height="1.231cm" draw:transform="rotate (-1.5707963267949) translate (13.427cm 11.766cm)">
              <text:p/>
            </draw:rect>
            <draw:rect draw:style-name="gr1" draw:text-style-name="P1" draw:layer="layout" svg:width="1.23cm" svg:height="1.231cm" draw:transform="rotate (-1.5707963267949) translate (13.427cm 12.993cm)">
              <text:p/>
            </draw:rect>
            <draw:rect draw:style-name="gr1" draw:text-style-name="P1" draw:layer="layout" svg:width="1.228cm" svg:height="1.231cm" draw:transform="rotate (-1.5707963267949) translate (13.427cm 14.221cm)">
              <text:p/>
            </draw:rect>
            <draw:rect draw:style-name="gr1" draw:text-style-name="P1" draw:layer="layout" svg:width="1.23cm" svg:height="1.231cm" draw:transform="rotate (-1.5707963267949) translate (13.427cm 15.448cm)">
              <text:p/>
            </draw:rect>
            <draw:rect draw:style-name="gr1" draw:text-style-name="P1" draw:layer="layout" svg:width="1.23cm" svg:height="1.231cm" draw:transform="rotate (-1.5707963267949) translate (12.2cm 11.766cm)">
              <text:p/>
            </draw:rect>
            <draw:rect draw:style-name="gr1" draw:text-style-name="P1" draw:layer="layout" svg:width="1.23cm" svg:height="1.231cm" draw:transform="rotate (-1.5707963267949) translate (12.2cm 12.993cm)">
              <text:p/>
            </draw:rect>
            <draw:rect draw:style-name="gr1" draw:text-style-name="P1" draw:layer="layout" svg:width="1.228cm" svg:height="1.231cm" draw:transform="rotate (-1.5707963267949) translate (12.2cm 14.221cm)">
              <text:p/>
            </draw:rect>
            <draw:rect draw:style-name="gr1" draw:text-style-name="P1" draw:layer="layout" svg:width="1.23cm" svg:height="1.231cm" draw:transform="rotate (-1.5707963267949) translate (12.2cm 15.448cm)">
              <text:p/>
            </draw:rect>
            <draw:rect draw:style-name="gr1" draw:text-style-name="P1" draw:layer="layout" svg:width="1.23cm" svg:height="1.23cm" draw:transform="rotate (-1.5707963267949) translate (10.967cm 11.766cm)">
              <text:p/>
            </draw:rect>
            <draw:rect draw:style-name="gr1" draw:text-style-name="P1" draw:layer="layout" svg:width="1.23cm" svg:height="1.23cm" draw:transform="rotate (-1.5707963267949) translate (10.967cm 12.993cm)">
              <text:p/>
            </draw:rect>
            <draw:rect draw:style-name="gr1" draw:text-style-name="P1" draw:layer="layout" svg:width="1.228cm" svg:height="1.23cm" draw:transform="rotate (-1.5707963267949) translate (10.967cm 14.221cm)">
              <text:p/>
            </draw:rect>
            <draw:rect draw:style-name="gr1" draw:text-style-name="P1" draw:layer="layout" svg:width="1.23cm" svg:height="1.23cm" draw:transform="rotate (-1.5707963267949) translate (10.967cm 15.448cm)">
              <text:p/>
            </draw:rect>
            <draw:rect draw:style-name="gr1" draw:text-style-name="P1" draw:layer="layout" svg:width="1.23cm" svg:height="1.23cm" draw:transform="rotate (-1.5707963267949) translate (9.745cm 11.766cm)">
              <text:p/>
            </draw:rect>
            <draw:rect draw:style-name="gr1" draw:text-style-name="P1" draw:layer="layout" svg:width="1.23cm" svg:height="1.23cm" draw:transform="rotate (-1.5707963267949) translate (9.745cm 12.993cm)">
              <text:p/>
            </draw:rect>
            <draw:rect draw:style-name="gr1" draw:text-style-name="P1" draw:layer="layout" svg:width="1.228cm" svg:height="1.23cm" draw:transform="rotate (-1.5707963267949) translate (9.745cm 14.221cm)">
              <text:p/>
            </draw:rect>
            <draw:rect draw:style-name="gr1" draw:text-style-name="P1" draw:layer="layout" svg:width="1.23cm" svg:height="1.23cm" draw:transform="rotate (-1.5707963267949) translate (9.745cm 15.448cm)">
              <text:p/>
            </draw:rect>
            <draw:rect draw:style-name="gr1" draw:text-style-name="P1" draw:layer="layout" svg:width="1.23cm" svg:height="1.23cm" draw:transform="rotate (-1.5707963267949) translate (8.518cm 11.766cm)">
              <text:p/>
            </draw:rect>
            <draw:rect draw:style-name="gr1" draw:text-style-name="P1" draw:layer="layout" svg:width="1.23cm" svg:height="1.23cm" draw:transform="rotate (-1.5707963267949) translate (8.518cm 12.993cm)">
              <text:p/>
            </draw:rect>
            <draw:rect draw:style-name="gr1" draw:text-style-name="P1" draw:layer="layout" svg:width="1.228cm" svg:height="1.23cm" draw:transform="rotate (-1.5707963267949) translate (8.518cm 14.221cm)">
              <text:p/>
            </draw:rect>
            <draw:rect draw:style-name="gr1" draw:text-style-name="P1" draw:layer="layout" svg:width="1.23cm" svg:height="1.23cm" draw:transform="rotate (-1.5707963267949) translate (8.518cm 15.448cm)">
              <text:p/>
            </draw:rect>
          </draw:g>
          <draw:rect draw:style-name="gr2" draw:text-style-name="P3" draw:layer="layout" svg:width="2.454cm" svg:height="0.906cm" svg:x="9.743cm" svg:y="15.771cm">
            <text:p text:style-name="P2"><text:span text:style-name="T1">Security</text:span></text:p>
            <text:p text:style-name="P2"><text:span text:style-name="T1">Desk</text:span></text:p>
          </draw:rect>
          <draw:rect draw:style-name="gr3" draw:text-style-name="P1" draw:layer="layout" svg:width="4.91cm" svg:height="7.364cm" draw:transform="rotate (-1.5707963267949) translate (14.652cm 11.766cm)">
            <text:p/>
          </draw:rect>
          <draw:line draw:style-name="gr4" draw:text-style-name="P1" draw:layer="layout" svg:x1="7.289cm" svg:y1="11.768cm" svg:x2="8.573cm" svg:y2="11.768cm">
            <text:p/>
          </draw:line>
          <draw:line draw:style-name="gr4" draw:text-style-name="P1" draw:layer="layout" svg:x1="7.282cm" svg:y1="11.53cm" svg:x2="7.282cm" svg:y2="11.991cm">
            <text:p/>
          </draw:line>
          <draw:line draw:style-name="gr4" draw:text-style-name="P1" draw:layer="layout" svg:x1="8.539cm" svg:y1="11.53cm" svg:x2="8.539cm" svg:y2="11.991cm">
            <text:p/>
          </draw:line>
          <draw:ellipse draw:style-name="gr5" draw:text-style-name="P1" draw:layer="layout" svg:width="1.216cm" svg:height="1.204cm" svg:x="9.754cm" svg:y="11.787cm">
            <text:p/>
          </draw:ellipse>
          <draw:ellipse draw:style-name="gr6" draw:text-style-name="P4" draw:layer="layout" svg:width="1.219cm" svg:height="1.202cm" svg:x="10.969cm" svg:y="11.787cm">
            <text:p text:style-name="P2"><text:span text:style-name="T1"><text:s text:c="12"/></text:span><text:span text:style-name="T1">Pipe System</text:span></text:p>
          </draw:ellipse>
          <draw:ellipse draw:style-name="gr5" draw:text-style-name="P1" draw:layer="layout" svg:width="1.219cm" svg:height="1.202cm" svg:x="12.205cm" svg:y="11.787cm">
            <text:p/>
          </draw:ellipse>
          <draw:ellipse draw:style-name="gr5" draw:text-style-name="P1" draw:layer="layout" svg:width="1.217cm" svg:height="1.202cm" svg:x="13.425cm" svg:y="11.787cm">
            <text:p/>
          </draw:ellipse>
          <draw:rect draw:style-name="gr7" draw:text-style-name="P5" draw:layer="layout" svg:width="0.67cm" svg:height="0.55cm" svg:x="7.316cm" svg:y="14.375cm">
            <text:p/>
          </draw:rect>
          <draw:rect draw:style-name="gr7" draw:text-style-name="P5" draw:layer="layout" svg:width="0.67cm" svg:height="0.55cm" svg:x="7.316cm" svg:y="15.084cm">
            <text:p/>
          </draw:rect>
          <draw:rect draw:style-name="gr7" draw:text-style-name="P5" draw:layer="layout" svg:width="0.668cm" svg:height="0.55cm" draw:transform="rotate (1.5707963267949) translate (7.926cm 16.544cm)">
            <text:p/>
          </draw:rect>
          <draw:rect draw:style-name="gr7" draw:text-style-name="P5" draw:layer="layout" svg:width="0.671cm" svg:height="0.551cm" draw:transform="rotate (2.61851747676709) translate (9.127cm 16.46cm)">
            <text:p/>
          </draw:rect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4T18:59:33.400000000</meta:creation-date>
    <dc:date>2022-11-24T19:03:43.591000000</dc:date>
    <meta:editing-duration>PT4M10S</meta:editing-duration>
    <meta:editing-cycles>1</meta:editing-cycles>
    <meta:document-statistic meta:object-count="39"/>
    <meta:generator>LibreOffice/7.2.5.2$Windows_X86_64 LibreOffice_project/499f9727c189e6ef3471021d6132d4c694f357e5</meta:generator>
  </office:meta>
</office:document-meta>
</file>